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3.46cm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4.168cm"/>
    </style:style>
    <style:style style:name="gr3" style:family="graphic" style:parent-style-name="standard">
      <style:graphic-properties draw:textarea-horizontal-align="justify" draw:textarea-vertical-align="middle" draw:auto-grow-height="false" fo:min-height="0.884cm" fo:min-width="3.782cm"/>
    </style:style>
    <style:style style:name="gr4" style:family="graphic" style:parent-style-name="standard">
      <style:graphic-properties draw:textarea-horizontal-align="justify" draw:textarea-vertical-align="middle" draw:auto-grow-height="false" fo:min-height="0.821cm" fo:min-width="4.286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5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4.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1.55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4.8cm"/>
    </style:style>
    <style:style style:name="gr10" style:family="graphic" style:parent-style-name="standard">
      <style:graphic-properties draw:textarea-horizontal-align="justify" draw:textarea-vertical-align="middle" draw:auto-grow-height="false" fo:min-height="1.136cm" fo:min-width="3.65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5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6cm" svg:height="1.9cm" svg:x="9.6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6.6cm" svg:height="1.5cm" svg:x="1.9cm" svg:y="25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6.8cm" svg:height="1.8cm" svg:x="9cm" svg:y="5.6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7.6cm" svg:height="1.7cm" svg:x="7.8cm" svg:y="8.7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5.5cm" svg:height="1.1cm" svg:x="7.9cm" svg:y="12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1cm" svg:height="1.7cm" svg:x="8.1cm" svg:y="14.3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2.4cm" svg:y1="3.7cm" svg:x2="12.4cm" svg:y2="5.6cm" draw:start-shape="id1" draw:start-glue-point="8" draw:end-shape="id2" draw:end-glue-point="5" svg:d="M12400 3700v1900" svg:viewBox="0 0 1 1901">
          <text:p/>
        </draw:connector>
        <draw:connector draw:style-name="gr7" draw:text-style-name="P2" draw:layer="layout" draw:type="line" svg:x1="11.55cm" svg:y1="7.4cm" svg:x2="11.6cm" svg:y2="8.7cm" draw:start-shape="id2" draw:start-glue-point="7" draw:end-shape="id3" draw:end-glue-point="0" svg:d="M11550 7400l50 1300" svg:viewBox="0 0 51 1301">
          <text:p/>
        </draw:connector>
        <draw:connector draw:style-name="gr7" draw:text-style-name="P2" draw:layer="layout" draw:type="line" svg:x1="10.65cm" svg:y1="10.4cm" svg:x2="10.65cm" svg:y2="12cm" draw:start-shape="id3" draw:start-glue-point="7" draw:end-shape="id4" draw:end-glue-point="0" svg:d="M10650 10400v1600" svg:viewBox="0 0 1 1601">
          <text:p/>
        </draw:connector>
        <draw:connector draw:style-name="gr7" draw:text-style-name="P2" draw:layer="layout" draw:type="line" svg:x1="10.65cm" svg:y1="13.1cm" svg:x2="10.65cm" svg:y2="14.3cm" draw:start-shape="id4" draw:start-glue-point="2" draw:end-shape="id5" draw:end-glue-point="0" svg:d="M10650 13100v1200" svg:viewBox="0 0 1 1201">
          <text:p/>
        </draw:connector>
        <draw:custom-shape draw:style-name="gr8" draw:text-style-name="P1" xml:id="id6" draw:id="id6" draw:layer="layout" svg:width="4.1cm" svg:height="2.6cm" svg:x="8.7cm" svg:y="17.4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type="line" svg:x1="10.65cm" svg:y1="16cm" svg:x2="10.75cm" svg:y2="17.4cm" draw:start-shape="id5" draw:start-glue-point="2" draw:end-shape="id6" draw:end-glue-point="4" svg:d="M10650 16000l100 1400" svg:viewBox="0 0 101 1401">
          <text:p/>
        </draw:connector>
        <draw:custom-shape draw:style-name="gr9" draw:text-style-name="P1" xml:id="id8" draw:id="id8" draw:layer="layout" svg:width="5.3cm" svg:height="1.1cm" svg:x="13cm" svg:y="21.4cm">
          <text:p text:style-name="P1">suma = suma + i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6.6cm" svg:height="2.2cm" svg:x="1.9cm" svg:y="20.6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svg:x1="8.7cm" svg:y1="18.7cm" svg:x2="6.025cm" svg:y2="20.6cm" draw:start-shape="id6" draw:start-glue-point="5" draw:end-shape="id7" draw:end-glue-point="4" svg:d="M8700 18700h-2675v1900" svg:viewBox="0 0 2676 1901">
          <text:p text:style-name="P1">NIE</text:p>
        </draw:connector>
        <draw:connector draw:style-name="gr11" draw:text-style-name="P2" draw:layer="layout" svg:x1="12.8cm" svg:y1="18.7cm" svg:x2="15.65cm" svg:y2="21.4cm" draw:start-shape="id6" draw:start-glue-point="7" draw:end-shape="id8" svg:d="M12800 18700h2850v2700" svg:viewBox="0 0 2851 2701">
          <text:p text:style-name="P1">TAK</text:p>
        </draw:connector>
        <draw:connector draw:style-name="gr7" draw:text-style-name="P2" draw:layer="layout" draw:type="line" svg:x1="5.2cm" svg:y1="22.8cm" svg:x2="5.2cm" svg:y2="25.9cm" draw:start-shape="id7" draw:start-glue-point="8" draw:end-shape="id9" draw:end-glue-point="4" svg:d="M5200 22800v3100" svg:viewBox="0 0 1 3101">
          <text:p/>
        </draw:connector>
        <draw:connector draw:style-name="gr7" draw:text-style-name="P2" draw:layer="layout" draw:type="line" svg:x1="15.65cm" svg:y1="22.5cm" svg:x2="15.6cm" svg:y2="23.6cm" draw:start-shape="id8" draw:start-glue-point="2" draw:end-shape="id10" draw:end-glue-point="0" svg:d="M15650 22500l-50 1100" svg:viewBox="0 0 51 1101">
          <text:p/>
        </draw:connector>
        <draw:custom-shape draw:style-name="gr12" draw:text-style-name="P1" xml:id="id10" draw:id="id10" draw:layer="layout" svg:width="5.6cm" svg:height="1cm" svg:x="12.8cm" svg:y="23.6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8.4cm" svg:y1="24.1cm" svg:x2="10.75cm" svg:y2="17.4cm" draw:start-shape="id10" draw:start-glue-point="1" draw:end-shape="id6" draw:end-glue-point="4" svg:d="M18400 24100h501v-7201h-8151v501" svg:viewBox="0 0 8152 7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2:04:10.981853475</meta:creation-date>
    <dc:date>2019-11-14T12:13:57.869588684</dc:date>
    <meta:editing-duration>PT9M48S</meta:editing-duration>
    <meta:editing-cycles>1</meta:editing-cycles>
    <meta:generator>LibreOffice/6.0.7.3$Linux_X86_64 LibreOffice_project/00m0$Build-3</meta:generator>
    <meta:document-statistic meta:object-count="20"/>
  </office:meta>
</office:document-meta>
</file>